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rten Bentsen</text:p>
      <text:p text:style-name="Standard"/>
      <text:p text:style-name="Standard">JIT CUDA for NumPy</text:p>
      <text:p text:style-name="Standard"/>
      <text:list xml:id="list701594877" text:style-name="L1">
        <text:list-item>
          <text:p text:style-name="P1">Mål</text:p>
        </text:list-item>
        <text:list-item>
          <text:p text:style-name="P1">motivation</text:p>
        </text:list-item>
        <text:list-item>
          <text:p text:style-name="P1">hvorfir bruge numpy</text:p>
        </text:list-item>
        <text:list-item>
          <text:p text:style-name="P1">definitioner.</text:p>
        </text:list-item>
        <text:list-item>
          <text:p text:style-name="P1">Fremgangsmåden skal foklares meget simpelt.</text:p>
        </text:list-item>
        <text:list-item>
          <text:p text:style-name="P1">Oad desigm</text:p>
        </text:list-item>
        <text:list-item>
          <text:p text:style-name="P1">hvor lang tid tager ... min tal..~ transfer</text:p>
        </text:list-item>
        <text:list-item>
          <text:p text:style-name="P1">mangler vi referencer, ellre komme med postulater der ikke er bakket op.</text:p>
        </text:list-item>
      </text:list>
      <text:p text:style-name="Standard">FREMTI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mon Bognolo</meta:initial-creator>
    <meta:creation-date>2010-06-29T12:37:07</meta:creation-date>
    <meta:document-statistic meta:table-count="0" meta:image-count="0" meta:object-count="0" meta:page-count="1" meta:paragraph-count="11" meta:word-count="48" meta:character-count="261"/>
    <dc:date>2010-06-29T13:49:34</dc:date>
    <dc:creator>Simon Bognolo</dc:creator>
    <meta:editing-duration>PT00H11M56S</meta:editing-duration>
    <meta:editing-cycles>1</meta:editing-cycles>
    <meta:generator>OpenOffice.org/3.2$Unix OpenOffice.org_project/320m12$Build-9483</meta:generator>
  </office:meta>
</office:document-meta>
</file>